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E90000009B0DDC1927C040D744.png" manifest:media-type="image/png"/>
  <manifest:file-entry manifest:full-path="Pictures/100018B00000120600000BFBE92E31CEEE9FE04E.svg" manifest:media-type="image/svg+xml"/>
  <manifest:file-entry manifest:full-path="Pictures/100002010000011C0000011E9D2081A79A13FEB1.png" manifest:media-type="image/png"/>
  <manifest:file-entry manifest:full-path="Pictures/10001DE20000160E00001623B548BC16238DA977.svg" manifest:media-type="image/svg+xml"/>
  <manifest:file-entry manifest:full-path="Pictures/10000201000004F30000007567A5237068910E24.png" manifest:media-type="image/png"/>
  <manifest:file-entry manifest:full-path="Pictures/100002010000011C0000011E2FFABDADA5080191.png" manifest:media-type="image/png"/>
  <manifest:file-entry manifest:full-path="Pictures/1000000000000020000000204B249CA79A42C6D7.png" manifest:media-type="image/png"/>
  <manifest:file-entry manifest:full-path="Pictures/10001E0B0000160E00001623C4013914ADAE8809.svg" manifest:media-type="image/svg+xml"/>
  <manifest:file-entry manifest:full-path="Pictures/10033676000062320000090E02DAFAD82C8A3271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Source Code Pro" svg:font-family="'Source Code Pro'" style:font-adornments="Normal" style:font-pitch="variable"/>
    <style:font-face style:name="Universalis ADF Std" svg:font-family="'Universalis ADF St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4c4c4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svg:stroke-width="0.053cm" svg:stroke-color="#990000" draw:marker-start-width="0.379cm" draw:marker-end-width="0.379cm" draw:fill="solid" draw:fill-color="#ffffff" draw:textarea-horizontal-align="justify" draw:textarea-vertical-align="middle" draw:auto-grow-height="false" fo:min-height="0.48cm" fo:min-width="1.23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svg:stroke-color="#666666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cm" draw:marker-start-width="0.06cm" draw:marker-end-width="0.06cm" draw:fill="solid" draw:fill-color="#000000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7" style:family="graphic" style:parent-style-name="objectwithoutfill">
      <style:graphic-properties svg:stroke-width="0.035cm" svg:stroke-color="#333333" draw:marker-start-width="0.353cm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8" style:family="graphic" style:parent-style-name="objectwithoutfill">
      <style:graphic-properties svg:stroke-width="0.035cm" svg:stroke-color="#333333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4cm" fo:min-width="1.399cm" fo:padding-top="0.1cm" fo:padding-bottom="0.1cm" fo:padding-left="0.1cm" fo:padding-right="0.1cm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 fo:min-height="0.7cm" fo:min-width="0cm"/>
    </style:style>
    <style:style style:name="gr12" style:family="graphic" style:parent-style-name="standard">
      <style:graphic-properties draw:fill="solid" draw:fill-color="#579d1c" draw:textarea-horizontal-align="justify" draw:textarea-vertical-align="middle" draw:auto-grow-height="false" fo:min-height="0.7cm" fo:min-width="0cm"/>
    </style:style>
    <style:style style:name="gr13" style:family="graphic" style:parent-style-name="standard">
      <style:graphic-properties draw:fill="solid" draw:fill-color="#0084d1" draw:textarea-horizontal-align="justify" draw:textarea-vertical-align="middle" draw:auto-grow-height="false" fo:min-height="0.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9cm" fo:min-width="2.965cm"/>
    </style:style>
    <style:style style:name="gr15" style:family="graphic" style:parent-style-name="standard">
      <style:graphic-properties draw:fill="solid" draw:fill-color="#bababa" draw:textarea-horizontal-align="justify" draw:textarea-vertical-align="middle" draw:auto-grow-height="false" fo:min-height="0.7cm" fo:min-width="0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91cm"/>
    </style:style>
    <style:style style:name="gr18" style:family="graphic" style:parent-style-name="standard">
      <style:graphic-properties draw:fill="solid" draw:fill-color="#d2e6f1" draw:textarea-horizontal-align="justify" draw:textarea-vertical-align="middle" draw:auto-grow-height="false" fo:min-height="0.551cm" fo:min-width="1.65cm"/>
    </style:style>
    <style:style style:name="gr19" style:family="graphic" style:parent-style-name="standard">
      <style:graphic-properties draw:fill="solid" draw:fill-color="#d2e6f1" draw:textarea-horizontal-align="justify" draw:textarea-vertical-align="middle" draw:auto-grow-height="false" fo:min-height="0.436cm" fo:min-width="1.089cm"/>
    </style:style>
    <style:style style:name="gr20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5.801cm" fo:min-width="4.27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421cm"/>
    </style:style>
    <style:style style:name="gr22" style:family="graphic" style:parent-style-name="standard">
      <style:graphic-properties draw:fill="solid" draw:fill-color="#579d1c" draw:textarea-horizontal-align="justify" draw:textarea-vertical-align="middle" draw:auto-grow-height="false" fo:min-height="0.3cm" fo:min-width="0cm"/>
    </style:style>
    <style:style style:name="gr23" style:family="graphic" style:parent-style-name="standard">
      <style:graphic-properties draw:fill="solid" draw:fill-color="#0084d1" draw:textarea-horizontal-align="justify" draw:textarea-vertical-align="middle" draw:auto-grow-height="false" fo:min-height="0.2cm" fo:min-width="0cm"/>
    </style:style>
    <style:style style:name="gr24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.232cm" fo:min-width="0.932cm" fo:padding-top="0.2cm" fo:padding-bottom="0.2cm" fo:padding-left="0.2cm" fo:padding-right="0.2cm"/>
    </style:style>
    <style:style style:name="gr25" style:family="graphic" style:parent-style-name="standard">
      <style:graphic-properties svg:stroke-width="0.028cm" draw:marker-start-width="0.342cm" draw:marker-end-width="0.342cm" draw:fill="none" draw:textarea-horizontal-align="justify" draw:textarea-vertical-align="middle" draw:auto-grow-height="false" fo:min-height="0.569cm" fo:min-width="0cm" fo:padding-top="0.114cm" fo:padding-bottom="0.114cm" fo:padding-left="0.114cm" fo:padding-right="0.1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27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44cm"/>
    </style:style>
    <style:style style:name="gr29" style:family="graphic" style:parent-style-name="standard">
      <style:graphic-properties draw:fill="solid" draw:fill-color="#bababa" draw:textarea-horizontal-align="justify" draw:textarea-vertical-align="middle" draw:auto-grow-height="false" fo:min-height="0.7cm" fo:min-width="0.001cm"/>
    </style:style>
    <style:style style:name="gr30" style:family="graphic" style:parent-style-name="standard">
      <style:graphic-properties svg:stroke-width="0.028cm" draw:marker-start-width="0.342cm" draw:marker-end-width="0.342cm" draw:fill="none" draw:textarea-horizontal-align="justify" draw:textarea-vertical-align="middle" draw:auto-grow-height="false" fo:min-height="0.572cm" fo:min-width="0cm" fo:padding-top="0.114cm" fo:padding-bottom="0.114cm" fo:padding-left="0.114cm" fo:padding-right="0.1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990000" style:font-name="Universalis ADF Std"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Hack" fo:font-size="14pt" style:font-size-asian="14pt" style:font-size-complex="14pt"/>
    </style:style>
    <style:style style:name="P6" style:family="paragraph">
      <loext:graphic-properties draw:fill="solid" draw:fill-color="#ff420e"/>
      <style:paragraph-properties fo:text-align="center"/>
    </style:style>
    <style:style style:name="P7" style:family="paragraph">
      <loext:graphic-properties draw:fill="solid" draw:fill-color="#579d1c"/>
      <style:paragraph-properties fo:text-align="center"/>
    </style:style>
    <style:style style:name="P8" style:family="paragraph">
      <loext:graphic-properties draw:fill="solid" draw:fill-color="#0084d1"/>
      <style:paragraph-properties fo:text-align="center"/>
    </style:style>
    <style:style style:name="P9" style:family="paragraph">
      <loext:graphic-properties draw:fill="none" draw:fill-color="#ffffff"/>
      <style:text-properties fo:color="#0084d1" style:font-name="Source Code Pro" fo:font-size="12pt" style:font-size-asian="18pt" style:font-size-complex="18pt"/>
    </style:style>
    <style:style style:name="P10" style:family="paragraph">
      <loext:graphic-properties draw:fill="solid" draw:fill-color="#bababa"/>
      <style:paragraph-properties fo:text-align="center"/>
    </style:style>
    <style:style style:name="P11" style:family="paragraph">
      <loext:graphic-properties draw:fill="solid" draw:fill-color="#d2e6f1"/>
      <style:paragraph-properties fo:text-align="center"/>
      <style:text-properties style:font-name="Source Code Pro" fo:font-size="10.5pt" style:font-size-asian="18pt" style:font-size-complex="18pt"/>
    </style:style>
    <style:style style:name="P12" style:family="paragraph">
      <loext:graphic-properties draw:fill="none" draw:fill-color="#ffffff"/>
      <style:text-properties style:font-name="Source Code Pro" fo:font-size="16pt" style:font-size-asian="18pt" style:font-size-complex="18pt"/>
    </style:style>
    <style:style style:name="P13" style:family="paragraph">
      <style:paragraph-properties fo:margin-left="0.1cm" fo:margin-right="0.1cm" fo:text-align="center" fo:text-indent="0cm"/>
    </style:style>
    <style:style style:name="P14" style:family="paragraph">
      <loext:graphic-properties draw:fill="solid" draw:fill-color="#ea7500"/>
      <style:paragraph-properties fo:margin-left="0.1cm" fo:margin-right="0.1cm" fo:text-align="center" fo:text-indent="0cm"/>
      <style:text-properties fo:color="#ffffff" style:font-name="Source Code Pro" fo:font-size="14pt" style:font-size-asian="18pt" style:font-size-complex="18pt"/>
    </style:style>
    <style:style style:name="P15" style:family="paragraph">
      <loext:graphic-properties draw:fill="none" draw:fill-color="#ffffff"/>
      <style:text-properties fo:color="#ea7500" style:font-name="Source Code Pro" fo:font-size="12pt" fo:font-weight="bold" style:font-size-asian="18pt" style:font-size-complex="18pt"/>
    </style:style>
    <style:style style:name="T1" style:family="text">
      <style:text-properties fo:color="#990000" style:font-name="Universalis ADF Std" fo:font-size="12pt" style:font-size-asian="12pt" style:font-size-complex="12pt"/>
    </style:style>
    <style:style style:name="T2" style:family="text">
      <style:text-properties fo:color="#ffffff" style:font-name="Hack" fo:font-size="11pt" style:font-size-asian="11pt" style:font-size-complex="11pt"/>
    </style:style>
    <style:style style:name="T3" style:family="text">
      <style:text-properties fo:color="#bababa" style:font-name="Source Code Pro" fo:font-size="12pt" style:font-size-asian="18pt" style:font-size-complex="18pt"/>
    </style:style>
    <style:style style:name="T4" style:family="text">
      <style:text-properties fo:color="#0084d1" style:font-name="Source Code Pro" fo:font-size="12pt" style:font-size-asian="18pt" style:font-size-complex="18pt"/>
    </style:style>
    <style:style style:name="T5" style:family="text">
      <style:text-properties fo:color="#5eb91e" style:font-name="Source Code Pro" fo:font-size="12pt" style:font-size-asian="18pt" style:font-size-complex="18pt"/>
    </style:style>
    <style:style style:name="T6" style:family="text">
      <style:text-properties fo:color="#f10d0c" style:font-name="Source Code Pro" fo:font-size="12pt" style:font-size-asian="18pt" style:font-size-complex="18pt"/>
    </style:style>
    <style:style style:name="T7" style:family="text">
      <style:text-properties fo:color="#ffffff" style:font-name="Hack" fo:font-size="14pt" style:font-size-asian="14pt" style:font-size-complex="14pt"/>
    </style:style>
    <style:style style:name="T8" style:family="text">
      <style:text-properties style:font-name="Source Code Pro" fo:font-size="10.5pt" style:font-size-asian="18pt" style:font-size-complex="18pt"/>
    </style:style>
    <style:style style:name="T9" style:family="text">
      <style:text-properties style:font-name="Source Code Pro" fo:font-size="16pt" style:font-size-asian="18pt" style:font-size-complex="18pt"/>
    </style:style>
    <style:style style:name="T10" style:family="text">
      <style:text-properties fo:color="#ffffff" style:font-name="Source Code Pro" fo:font-size="14pt" style:font-size-asian="18pt" style:font-size-complex="18pt"/>
    </style:style>
    <style:style style:name="T11" style:family="text">
      <style:text-properties fo:color="#ea7500" style:font-name="Source Code Pro" fo:font-size="12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5.5cm" svg:y1="3.125cm" svg:x2="15.125cm" svg:y2="4.375cm">
          <text:p/>
        </draw:line>
        <draw:line draw:style-name="gr2" draw:text-style-name="P1" draw:layer="layout" svg:x1="14.625cm" svg:y1="4.125cm" svg:x2="13.5cm" svg:y2="4.125cm">
          <text:p/>
        </draw:line>
        <draw:custom-shape draw:style-name="gr3" draw:text-style-name="P3" draw:layer="layout" svg:width="1.8cm" svg:height="0.8cm" svg:x="0.4cm" svg:y="1.3cm">
          <text:p text:style-name="P2"><text:span text:style-name="T1">Branch1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1cm" svg:y1="2.3cm" svg:x2="1.2cm" svg:y2="2.3cm">
          <text:p/>
        </draw:line>
        <draw:line draw:style-name="gr4" draw:text-style-name="P1" draw:layer="layout" svg:x1="13.625cm" svg:y1="0.875cm" svg:x2="12.75cm" svg:y2="4.125cm">
          <text:p/>
        </draw:line>
        <draw:frame draw:name="Gigabit-Layer-3-Switch-type-4.svg" draw:style-name="gr5" draw:text-style-name="P1" draw:layer="layout" svg:width="5cm" svg:height="0.46cm" svg:x="10.625cm" svg:y="3.99cm">
          <draw:image xlink:href="Pictures/10033676000062320000090E02DAFAD82C8A3271.svg" xlink:type="simple" xlink:show="embed" xlink:actuate="onLoad" loext:mime-type="image/svg+xml">
            <text:p/>
          </draw:image>
          <draw:image xlink:href="Pictures/10000201000004F30000007567A5237068910E24.png" xlink:type="simple" xlink:show="embed" xlink:actuate="onLoad" loext:mime-type="image/png"/>
        </draw:frame>
        <draw:frame draw:name="Gigabit-Layer-3-Switch-type-4.svg" draw:style-name="gr5" draw:text-style-name="P1" draw:layer="layout" svg:width="5cm" svg:height="0.46cm" svg:x="3.2cm" svg:y="3.99cm">
          <draw:image xlink:href="Pictures/10033676000062320000090E02DAFAD82C8A3271.svg" xlink:type="simple" xlink:show="embed" xlink:actuate="onLoad" loext:mime-type="image/svg+xml">
            <text:p/>
          </draw:image>
          <draw:image xlink:href="Pictures/10000201000004F30000007567A5237068910E24.png" xlink:type="simple" xlink:show="embed" xlink:actuate="onLoad" loext:mime-type="image/png"/>
          <svg:title>Gigabite Layer 3 Switch</svg:title>
        </draw:frame>
        <draw:custom-shape draw:style-name="gr6" draw:text-style-name="P4" draw:layer="layout" svg:width="0.25cm" svg:height="0.25cm" svg:x="13.1cm" svg:y="2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1" draw:layer="layout" svg:x1="1.2cm" svg:y1="1.9cm" svg:x2="1.2cm" svg:y2="2.65cm">
          <text:p/>
        </draw:line>
        <draw:line draw:style-name="gr2" draw:text-style-name="P1" draw:layer="layout" svg:x1="2.1cm" svg:y1="6cm" svg:x2="1.2cm" svg:y2="6cm">
          <text:p/>
        </draw:line>
        <draw:line draw:style-name="gr8" draw:text-style-name="P1" draw:layer="layout" svg:x1="15cm" svg:y1="0.875cm" svg:x2="13.625cm" svg:y2="0.875cm">
          <text:p/>
        </draw:line>
        <draw:custom-shape draw:style-name="gr6" draw:text-style-name="P4" draw:layer="layout" svg:width="0.25cm" svg:height="0.25cm" svg:x="9.7cm" svg:y="4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1" draw:layer="layout" svg:x1="5.5cm" svg:y1="2.25cm" svg:x2="3.5cm" svg:y2="2.25cm">
          <text:p/>
        </draw:line>
        <draw:line draw:style-name="gr2" draw:text-style-name="P1" draw:layer="layout" svg:x1="5.375cm" svg:y1="6cm" svg:x2="3.5cm" svg:y2="6cm">
          <text:p/>
        </draw:line>
        <draw:line draw:style-name="gr2" draw:text-style-name="P1" draw:layer="layout" svg:x1="5.5cm" svg:y1="2.25cm" svg:x2="6cm" svg:y2="4.125cm">
          <text:p/>
        </draw:line>
        <draw:line draw:style-name="gr2" draw:text-style-name="P1" draw:layer="layout" svg:x1="5.375cm" svg:y1="6cm" svg:x2="6cm" svg:y2="4.375cm">
          <text:p/>
        </draw:line>
        <draw:frame draw:style-name="gr9" draw:text-style-name="P1" draw:layer="layout" svg:width="2cm" svg:height="2.43cm" svg:x="1.825cm" svg:y="1.1cm">
          <draw:image xlink:href="Pictures/10001E0B0000160E00001623C4013914ADAE8809.svg" xlink:type="simple" xlink:show="embed" xlink:actuate="onLoad" loext:mime-type="image/svg+xml">
            <text:p/>
          </draw:image>
          <draw:image xlink:href="Pictures/100002010000011C0000011E2FFABDADA5080191.png" xlink:type="simple" xlink:show="embed" xlink:actuate="onLoad" loext:mime-type="image/png"/>
        </draw:frame>
        <draw:frame draw:style-name="gr10" draw:text-style-name="P5" draw:layer="layout" svg:width="1.599cm" svg:height="0.654cm" svg:x="1.97cm" svg:y="2.051cm">
          <draw:text-box>
            <text:p><text:span text:style-name="T2">Spoke1</text:span></text:p>
          </draw:text-box>
        </draw:frame>
        <draw:custom-shape draw:style-name="gr3" draw:text-style-name="P3" draw:layer="layout" svg:width="1.8cm" svg:height="0.8cm" svg:x="0.401cm" svg:y="5.001cm">
          <text:p text:style-name="P2"><text:span text:style-name="T1">Branch2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2cm" svg:height="2.43cm" svg:x="1.825cm" svg:y="4.825cm">
          <draw:image xlink:href="Pictures/10001E0B0000160E00001623C4013914ADAE8809.svg" xlink:type="simple" xlink:show="embed" xlink:actuate="onLoad" loext:mime-type="image/svg+xml">
            <text:p/>
          </draw:image>
          <draw:image xlink:href="Pictures/100002010000011C0000011E2FFABDADA5080191.png" xlink:type="simple" xlink:show="embed" xlink:actuate="onLoad" loext:mime-type="image/png"/>
        </draw:frame>
        <draw:frame draw:style-name="gr10" draw:text-style-name="P5" draw:layer="layout" svg:width="1.599cm" svg:height="0.654cm" svg:x="1.97cm" svg:y="5.776cm">
          <draw:text-box>
            <text:p><text:span text:style-name="T2">Spoke2</text:span></text:p>
          </draw:text-box>
        </draw:frame>
        <draw:line draw:style-name="gr7" draw:text-style-name="P1" draw:layer="layout" svg:x1="1.2cm" svg:y1="5.6cm" svg:x2="1.2cm" svg:y2="6.35cm">
          <text:p/>
        </draw:line>
        <draw:custom-shape draw:style-name="gr6" draw:text-style-name="P4" draw:layer="layout" svg:width="0.25cm" svg:height="0.25cm" svg:x="5.7cm" svg:y="3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25cm" svg:height="0.25cm" svg:x="5.7cm" svg:y="4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6" draw:layer="layout" svg:width="0.2cm" svg:height="0.9cm" draw:transform="rotate (1.5707963267949) translate (12.7cm 7.4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7" draw:layer="layout" svg:width="0.2cm" svg:height="0.9cm" draw:transform="rotate (1.5707963267949) translate (12.7cm 6.9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8" draw:layer="layout" svg:width="0.2cm" svg:height="0.9cm" draw:transform="rotate (1.5707963267949) translate (12.7cm 6.4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9" draw:layer="layout" svg:width="3.165cm" svg:height="2.689cm" svg:x="13.75cm" svg:y="5.161cm">
          <draw:text-box>
            <text:p><text:span text:style-name="T3">Management</text:span></text:p>
            <text:p><text:span text:style-name="T4">Video</text:span></text:p>
            <text:p><text:span text:style-name="T5">Voice</text:span></text:p>
            <text:p><text:span text:style-name="T6">Data</text:span></text:p>
          </draw:text-box>
        </draw:frame>
        <draw:custom-shape draw:style-name="gr15" draw:text-style-name="P10" draw:layer="layout" svg:width="0.2cm" svg:height="0.9cm" draw:transform="rotate (1.5707963267949) translate (12.7cm 5.9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" draw:layer="layout" svg:width="2.4cm" svg:height="1.94cm" svg:x="14.625cm" svg:y="2.16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11C0000011E9D2081A79A13FEB1.png" xlink:type="simple" xlink:show="embed" xlink:actuate="onLoad" loext:mime-type="image/png"/>
        </draw:frame>
        <draw:frame draw:style-name="gr17" draw:text-style-name="P5" draw:layer="layout" svg:width="1.091cm" svg:height="0.781cm" svg:x="15.3cm" svg:y="2.696cm">
          <draw:text-box>
            <text:p><text:span text:style-name="T7">Hub</text:span></text:p>
          </draw:text-box>
        </draw:frame>
        <draw:line draw:style-name="gr1" draw:text-style-name="P1" draw:layer="layout" svg:x1="7.875cm" svg:y1="4.325cm" svg:x2="10.75cm" svg:y2="4.325cm">
          <text:p/>
        </draw:line>
        <draw:line draw:style-name="gr1" draw:text-style-name="P1" draw:layer="layout" svg:x1="9.171cm" svg:y1="1.86cm" svg:x2="9.171cm" svg:y2="2.258cm">
          <text:p/>
        </draw:line>
        <draw:custom-shape draw:style-name="gr18" draw:text-style-name="P11" draw:layer="layout" svg:width="2.1cm" svg:height="1cm" svg:x="8.21cm" svg:y="0.83cm">
          <text:p text:style-name="P2"><text:span text:style-name="T8">IP TV</text:span></text:p>
          <text:p text:style-name="P2"><text:span text:style-name="T8">stream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11" draw:layer="layout" svg:width="1.5cm" svg:height="0.846cm" svg:x="8.56cm" svg:y="6.074cm">
          <text:p text:style-name="P2"><text:span text:style-name="T8">IP PB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165cm" svg:y1="5.741cm" svg:x2="9.172cm" svg:y2="6.074cm">
          <text:p/>
        </draw:line>
        <draw:custom-shape draw:style-name="gr20" draw:text-style-name="P1" draw:layer="layout" svg:width="5.053cm" svg:height="6.325cm" svg:x="7cm" svg:y="0.725cm">
          <text:p/>
          <draw:enhanced-geometry svg:viewBox="0 0 21600 21600" draw:path-stretchpoint-x="10800" draw:path-stretchpoint-y="10800" draw:text-areas="?f3 ?f4 ?f5 ?f6" draw:type="round-rectangle" draw:modifiers="1640.331844288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2" draw:layer="layout" svg:width="5.621cm" svg:height="0.908cm" svg:x="6.701cm" svg:y="0cm">
          <draw:text-box>
            <text:p><text:span text:style-name="T9">Service Provider</text:span></text:p>
          </draw:text-box>
        </draw:frame>
        <draw:custom-shape draw:style-name="gr22" draw:text-style-name="P7" draw:layer="layout" svg:width="0.15cm" svg:height="0.5cm" svg:x="8.9cm" svg:y="5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8" draw:layer="layout" svg:width="0.15cm" svg:height="0.4cm" draw:transform="rotate (-3.14159265358979) translate (9.45cm 2.3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4" draw:layer="layout" svg:width="1.4cm" svg:height="0.7cm" svg:x="15.494cm" svg:y="1.727cm">
          <text:p text:style-name="P13"><text:span text:style-name="T10">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0.2cm" svg:height="0.9cm" draw:transform="rotate (1.5707963267949) translate (4.4cm 5.6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0.2cm" svg:height="0.9cm" draw:transform="rotate (1.5707963267949) translate (4.4cm 5.9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0.25cm" svg:height="1.125cm" svg:x="4.75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2cm" svg:height="0.9cm" draw:transform="rotate (1.5707963267949) translate (4.4cm 1.8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0.2cm" svg:height="0.9cm" draw:transform="rotate (1.5707963267949) translate (4.4cm 2.1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0.25cm" svg:height="1.125cm" svg:x="4.75cm" svg:y="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2cm" svg:height="0.9cm" draw:transform="rotate (1.5707963267949) translate (8.375cm 3.925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0.2cm" svg:height="0.9cm" draw:transform="rotate (1.5707963267949) translate (8.375cm 4.225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0.25cm" svg:height="1.125cm" svg:x="8.725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9cm" draw:transform="rotate (1.5707963267949) translate (13.975cm 1.175cm)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0.25cm" svg:height="0.25cm" svg:x="15.2cm" svg:y="3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1" draw:layer="layout" svg:width="2cm" svg:height="1.34cm" svg:x="14.75cm" svg:y="0.21cm">
          <draw:image xlink:href="Pictures/100018B00000120600000BFBE92E31CEEE9FE04E.svg" xlink:type="simple" xlink:show="embed" xlink:actuate="onLoad" loext:mime-type="image/svg+xml">
            <text:p/>
          </draw:image>
          <draw:image xlink:href="Pictures/10000201000000E90000009B0DDC1927C040D744.png" xlink:type="simple" xlink:show="embed" xlink:actuate="onLoad" loext:mime-type="image/png"/>
        </draw:frame>
        <draw:frame draw:style-name="gr26" draw:text-style-name="P5" draw:layer="layout" svg:width="1.387cm" svg:height="0.781cm" svg:x="15cm" svg:y="0.596cm">
          <draw:text-box>
            <text:p><text:span text:style-name="T7">Core</text:span></text:p>
          </draw:text-box>
        </draw:frame>
        <draw:line draw:style-name="gr27" draw:text-style-name="P1" draw:layer="layout" svg:x1="3.375cm" svg:y1="3.125cm" svg:x2="14.875cm" svg:y2="3.125cm">
          <text:p/>
        </draw:line>
        <draw:frame draw:style-name="gr28" draw:text-style-name="P15" draw:layer="layout" svg:width="6.044cm" svg:height="0.73cm" svg:x="6.336cm" svg:y="2.523cm">
          <draw:text-box>
            <text:p><text:span text:style-name="T11">Data VLAN PPPoE Session</text:span></text:p>
          </draw:text-box>
        </draw:frame>
        <draw:custom-shape draw:style-name="gr29" draw:text-style-name="P10" draw:layer="layout" svg:width="0.201cm" svg:height="0.9cm" svg:x="15.893cm" svg:y="3.3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0.2cm" svg:height="0.9cm" svg:x="16.198cm" svg:y="3.3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0.25cm" svg:height="1.13cm" draw:transform="rotate (1.5707963267949) translate (15.42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Source Code Pro" svg:font-family="'Source Code Pro'" style:font-adornments="Normal" style:font-pitch="variable"/>
    <style:font-face style:name="Universalis ADF Std" svg:font-family="'Universalis ADF St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9-25T16:35:39.370279798</dc:date>
    <meta:editing-duration>PT20H36M31S</meta:editing-duration>
    <meta:editing-cycles>114</meta:editing-cycles>
    <meta:generator>LibreOffice/6.1.0.3$MacOSX_X86_64 LibreOffice_project/efb621ed25068d70781dc026f7e9c5187a4decd1</meta:generator>
    <dc:creator>Philippe Latu</dc:creator>
    <meta:document-statistic meta:object-count="59"/>
  </office:meta>
</office:document-meta>
</file>